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6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activities</text:p>
          </table:table-cell>
          <table:table-cell office:value-type="string" calcext:value-type="string">
            <text:p>time (hours)</text:p>
          </table:table-cell>
        </table:table-row>
        <table:table-row table:style-name="ro1">
          <table:table-cell table:style-name="ce2" office:value-type="date" office:date-value="2018-01-03" calcext:value-type="date">
            <text:p>01/03/18</text:p>
          </table:table-cell>
          <table:table-cell office:value-type="string" calcext:value-type="string">
            <text:p>Stared course: Read all of ‘Basics’ module, and related articles. Said ‘hi’ in chat. Installed RVM, RoR environs and git on Ubuntu 14 V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8-02-03" calcext:value-type="date">
            <text:p>02/03/18</text:p>
          </table:table-cell>
          <table:table-cell table:number-columns-repeated="2"/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02T14:14:32.425590428</dc:date>
    <meta:editing-duration>PT6M42S</meta:editing-duration>
    <meta:editing-cycles>2</meta:editing-cycles>
    <meta:document-statistic meta:table-count="1" meta:cell-count="7" meta:object-count="0"/>
  </office:meta>
</office:document-meta>
</file>